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/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number-columns-repeated="7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3:21:32.36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3:53:26.919000000</dc:date>
    <meta:editing-duration>PT4H50M56S</meta:editing-duration>
    <meta:editing-cycles>73</meta:editing-cycles>
    <meta:document-statistic meta:table-count="2" meta:cell-count="36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1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2 to j
		If sheet.getCellByPosition( 0, i ).String = "" Then
			Exit For
		EndIf
	Next i
	ret.h = i - 1
	
	'
	' Return
	'
	CalculateSheetActiveArea = ret
	
End Function



Function ExportList( sheet as Variant, active_area_h as Integer, key_index as Integer, sub_index as Integer, pf as Variant )
	
	Dim s as String
    Dim i, j as Integer
    For i = StartY to active_area_h
    
    	'
    	' Check Export Flag
    	'
    	If sheet.getCellByPosition( 0, i ).String = "x" Then
    		GoTo Continue
    	EndIf
    	
    	If sheet.getCellByPosition( key_index, i ).String = "" Then
    		Exit For
    	EndIf
    	
    	s = _
    			"####" _
    		&amp; 	" " _
    		&amp; 	"[" &amp; sheet.getCellByPosition( key_index, i ).String &amp; " | " &amp; sheet.getCellByPosition( sub_index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 Sheet
	'
    Dim sheet as Object
    sheet = ThisComponent.Sheets.getByName( "list" )
    
    
    '
    ' Max X, Y
    '
    Dim active_area as Size
    active_area = CalculateSheetActiveArea( sheet )
    MsgBox( active_area.w &amp; " : " &amp; active_area.h )
    
    
    '
    ' Export List
    '
    On Error GoTo Error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	    range4sort.Sort( sort_description() )
	    
	    
    	
	    '
	    ' Write : Korean List
	    '
	    pf.WriteLine( "## 한국어 제목" &amp; Chr( 10 ) )
		    sort_field(0).Field = 0
		    sort_field(1).Field = 1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1
		    sort_field(1).Field = 0
		    sort_description(0).Value = sort_field()
	    	range4sort.Sort( sort_description() )
	    ExportList( sheet, active_area.h, 2, 1, pf )
	    
	    
    	MsgBox( "Success" )
    	
    Error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